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  <style:font-face style:name="Arial2" svg:font-family="Arial" style:font-family-generic="swiss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 style:list-style-name="L1"/>
    <style:style style:name="P5" style:family="paragraph" style:parent-style-name="Text_20_body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1">
      <style:paragraph-properties fo:margin-top="0cm" fo:margin-bottom="0cm"/>
    </style:style>
    <style:style style:name="P11" style:family="paragraph" style:parent-style-name="Text_20_body" style:list-style-name="L1">
      <style:paragraph-properties fo:margin-top="0cm" fo:margin-bottom="0cm"/>
      <style:text-properties fo:font-weight="normal" style:font-weight-asian="normal" style:font-weight-complex="normal"/>
    </style:style>
    <style:style style:name="P12" style:family="paragraph" style:parent-style-name="Text_20_body" style:list-style-name="L4">
      <style:paragraph-properties fo:margin-top="0cm" fo:margin-bottom="0cm"/>
    </style:style>
    <style:style style:name="P13" style:family="paragraph" style:parent-style-name="Preformatted_20_Text">
      <style:paragraph-properties style:writing-mode="lr-tb"/>
    </style:style>
    <style:style style:name="P14" style:family="paragraph" style:parent-style-name="Preformatted_20_Text">
      <style:paragraph-properties fo:margin-top="0cm" fo:margin-bottom="0.499cm" style:writing-mode="lr-tb"/>
    </style:style>
    <style:style style:name="P15" style:family="paragraph" style:parent-style-name="Heading_20_2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MICROSERVICE USING MAVEN</text:span></text:p>
      <text:p text:style-name="P1"/>
      <text:p text:style-name="P5">1) Installed the following on your system and set environment variable:</text:p>
      <text:list xml:id="list5330768376387804827" text:style-name="L1">
        <text:list-item>
          <text:p text:style-name="P10"><text:span text:style-name="Strong_20_Emphasis"><text:span text:style-name="T2">Java 21</text:span></text:span><text:span text:style-name="T2"> </text:span></text:p>
        </text:list-item>
        <text:list-item>
          <text:p text:style-name="P10"><text:span text:style-name="Strong_20_Emphasis"><text:span text:style-name="T2">Maven</text:span></text:span></text:p>
        </text:list-item>
        <text:list-item>
          <text:p text:style-name="P11">Have Docker Desktop</text:p>
        </text:list-item>
        <text:list-item>
          <text:p text:style-name="P11">Enable Kubernettes inside Docker Desktop</text:p>
        </text:list-item>
        <text:list-item>
          <text:p text:style-name="P10"><text:span text:style-name="Strong_20_Emphasis"><text:span text:style-name="T2">PostgreSQL</text:span></text:span><text:span text:style-name="T2"> </text:span></text:p>
        </text:list-item>
        <text:list-item>
          <text:p text:style-name="P4"><text:span text:style-name="Strong_20_Emphasis"><text:span text:style-name="T2">Kafka &amp; Zookeeper</text:span></text:span><text:span text:style-name="T2"> </text:span></text:p>
        </text:list-item>
      </text:list>
      <text:p text:style-name="Text_20_body"><text:span text:style-name="T2"/></text:p>
      <text:p text:style-name="Text_20_body"><text:span text:style-name="Strong_20_Emphasis"><text:span text:style-name="T2">2) </text:span></text:span><text:span text:style-name="Strong_20_Emphasis">VS Code Extensions</text:span><text:span text:style-name="T2"> → Installed Java, Spring Boot, Docker, and Kubernetes tools<text:line-break/><text:line-break/>3) Set up Spring Boot microservices</text:span></text:p>
      <text:list xml:id="list231743813912704805" text:style-name="L2">
        <text:list-item>
          <text:p text:style-name="P7">Create the <text:span text:style-name="Source_20_Text">user-service</text:span> </text:p>
          <text:p text:style-name="P7">mvn archetype:generate -DgroupId=com.ecommerce -DartifactId=user-service -DarchetypeArtifactId=maven-archetype-quickstart -DinteractiveMode=false</text:p>
        </text:list-item>
        <text:list-item>
          <text:p text:style-name="P7">Create the Product Service</text:p>
          <text:p text:style-name="P7">mvn archetype:generate -DgroupId=com.ecommerce -DartifactId=product-service -DarchetypeArtifactId=maven-archetype-quickstart -DinteractiveMode=false</text:p>
        </text:list-item>
        <text:list-item>
          <text:p text:style-name="P7">Create the <text:span text:style-name="Source_20_Text">order-service</text:span> </text:p>
          <text:p text:style-name="P7">mvn archetype:generate -DgroupId=com.ecommerce -DartifactId=order-service -DarchetypeArtifactId=maven-archetype-quickstart -DinteractiveMode=false</text:p>
        </text:list-item>
        <text:list-item>
          <text:p text:style-name="P7">Create the <text:span text:style-name="Source_20_Text">payment-service</text:span> </text:p>
          <text:p text:style-name="P7">mvn archetype:generate -DgroupId=com.ecommerce -DartifactId=payment-service -DarchetypeArtifactId=maven-archetype-quickstart -DinteractiveMode=false</text:p>
        </text:list-item>
      </text:list>
      <text:p text:style-name="Text_20_body"/>
      <text:p text:style-name="P6">FILE STRUCTURE</text:p>
      <text:p text:style-name="P6">Microservices/</text:p>
      <text:p text:style-name="P6"><text:s text:c="2"/>├── docker-compose.yml</text:p>
      <text:p text:style-name="P6"><text:s text:c="2"/>├── k8s</text:p>
      <text:p text:style-name="P6"><text:s text:c="2"/>│ <text:s text:c="2"/>├── order-service-deployment.yml</text:p>
      <text:p text:style-name="P6"><text:s text:c="2"/>│ <text:s text:c="2"/>├── payment-service-deployment.yml</text:p>
      <text:p text:style-name="P6"><text:s text:c="2"/>│ <text:s text:c="2"/>├── postgres-deployment.yml</text:p>
      <text:p text:style-name="P6"><text:s text:c="2"/>│ <text:s text:c="2"/>├── product-service-deployment.yml</text:p>
      <text:p text:style-name="P6"><text:s text:c="2"/>│ <text:s text:c="2"/>└── user-service-deployment.yml</text:p>
      <text:p text:style-name="P6"><text:s text:c="2"/>├── order-service</text:p>
      <text:p text:style-name="P6"><text:s text:c="2"/>│ <text:s text:c="2"/>├── Dockerfile</text:p>
      <text:p text:style-name="P6"><text:soft-page-break/><text:s text:c="2"/>│ <text:s text:c="2"/>├── pom.xml</text:p>
      <text:p text:style-name="P6"><text:s text:c="2"/>│ <text:s text:c="2"/>├── src</text:p>
      <text:p text:style-name="P6"><text:s text:c="2"/>│ <text:s text:c="2"/>│ <text:s text:c="2"/>├── main</text:p>
      <text:p text:style-name="P6"><text:s text:c="2"/>│ <text:s text:c="2"/>│ <text:s text:c="2"/>│ <text:s text:c="2"/>└── java</text:p>
      <text:p text:style-name="P6"><text:s text:c="2"/>│ <text:s text:c="2"/>│ <text:s text:c="2"/>│ <text:s text:c="6"/>└── com</text:p>
      <text:p text:style-name="P6"><text:s text:c="2"/>│ <text:s text:c="2"/>│ <text:s text:c="2"/>│ <text:s text:c="10"/>└── ecommerce</text:p>
      <text:p text:style-name="P6"><text:s text:c="2"/>│ <text:s text:c="2"/>│ <text:s text:c="2"/>│ <text:s text:c="14"/>└── orderservice</text:p>
      <text:p text:style-name="P6"><text:s text:c="2"/>│ <text:s text:c="2"/>│ <text:s text:c="2"/>│ <text:s text:c="18"/>├── OrderServiceApplication.java</text:p>
      <text:p text:style-name="P6"><text:s text:c="2"/>│ <text:s text:c="2"/>│ <text:s text:c="2"/>│ <text:s text:c="18"/>├── controller</text:p>
      <text:p text:style-name="P6"><text:s text:c="2"/>│ <text:s text:c="2"/>│ <text:s text:c="2"/>│ <text:s text:c="18"/>│ <text:s text:c="2"/>└── OrderController.java</text:p>
      <text:p text:style-name="P6"><text:s text:c="2"/>│ <text:s text:c="2"/>│ <text:s text:c="2"/>│ <text:s text:c="18"/>├── entity</text:p>
      <text:p text:style-name="P6"><text:s text:c="2"/>│ <text:s text:c="2"/>│ <text:s text:c="2"/>│ <text:s text:c="18"/>│ <text:s text:c="2"/>└── Order.java</text:p>
      <text:p text:style-name="P6"><text:s text:c="2"/>│ <text:s text:c="2"/>│ <text:s text:c="2"/>│ <text:s text:c="18"/>├── kafka</text:p>
      <text:p text:style-name="P6"><text:s text:c="2"/>│ <text:s text:c="2"/>│ <text:s text:c="2"/>│ <text:s text:c="18"/>│ <text:s text:c="2"/>└── OrderProducer.java</text:p>
      <text:p text:style-name="P6"><text:s text:c="2"/>│ <text:s text:c="2"/>│ <text:s text:c="2"/>│ <text:s text:c="18"/>├── repository</text:p>
      <text:p text:style-name="P6"><text:s text:c="2"/>│ <text:s text:c="2"/>│ <text:s text:c="2"/>│ <text:s text:c="18"/>│ <text:s text:c="2"/>└── OrderRepository.java</text:p>
      <text:p text:style-name="P6"><text:s text:c="2"/>│ <text:s text:c="2"/>│ <text:s text:c="2"/>│ <text:s text:c="18"/>└── resources</text:p>
      <text:p text:style-name="P6"><text:s text:c="2"/>│ <text:s text:c="2"/>│ <text:s text:c="2"/>│ <text:s text:c="22"/>└── application.properties</text:p>
      <text:p text:style-name="P6"><text:s text:c="2"/>│ <text:s text:c="2"/>│ <text:s text:c="2"/>└── test</text:p>
      <text:p text:style-name="P6"><text:s text:c="2"/>│ <text:s text:c="2"/>│ <text:s text:c="6"/>└── java</text:p>
      <text:p text:style-name="P6"><text:s text:c="2"/>│ <text:s text:c="2"/>│ <text:s text:c="10"/>└── com</text:p>
      <text:p text:style-name="P6"><text:s text:c="2"/>│ <text:s text:c="2"/>│ <text:s text:c="14"/>└── ecommerce</text:p>
      <text:p text:style-name="P6"><text:s text:c="2"/>│ <text:s text:c="2"/>│ <text:s text:c="18"/>└── AppTest.java</text:p>
      <text:p text:style-name="P6"><text:s text:c="2"/>├── payment-service</text:p>
      <text:p text:style-name="P6"><text:s text:c="2"/>│ <text:s text:c="2"/>├── Dockerfile</text:p>
      <text:p text:style-name="P6"><text:s text:c="2"/>│ <text:s text:c="2"/>├── pom.xml</text:p>
      <text:p text:style-name="P6"><text:s text:c="2"/>│ <text:s text:c="2"/>├── src</text:p>
      <text:p text:style-name="P6"><text:s text:c="2"/>│ <text:s text:c="2"/>│ <text:s text:c="2"/>├── main</text:p>
      <text:p text:style-name="P6"><text:s text:c="2"/>│ <text:s text:c="2"/>│ <text:s text:c="2"/>│ <text:s text:c="2"/>├── java</text:p>
      <text:p text:style-name="P6"><text:s text:c="2"/>│ <text:s text:c="2"/>│ <text:s text:c="2"/>│ <text:s text:c="2"/>│ <text:s text:c="2"/>└── com</text:p>
      <text:p text:style-name="P6"><text:soft-page-break/><text:s text:c="2"/>│ <text:s text:c="2"/>│ <text:s text:c="2"/>│ <text:s text:c="2"/>│ <text:s text:c="6"/>└── ecommerce</text:p>
      <text:p text:style-name="P6"><text:s text:c="2"/>│ <text:s text:c="2"/>│ <text:s text:c="2"/>│ <text:s text:c="2"/>│ <text:s text:c="10"/>└── paymentservice</text:p>
      <text:p text:style-name="P6"><text:s text:c="2"/>│ <text:s text:c="2"/>│ <text:s text:c="2"/>│ <text:s text:c="2"/>│ <text:s text:c="14"/>├── PaymentServiceApplication.java</text:p>
      <text:p text:style-name="P6"><text:s text:c="2"/>│ <text:s text:c="2"/>│ <text:s text:c="2"/>│ <text:s text:c="2"/>│ <text:s text:c="14"/>└── kafka</text:p>
      <text:p text:style-name="P6"><text:s text:c="2"/>│ <text:s text:c="2"/>│ <text:s text:c="2"/>│ <text:s text:c="2"/>│ <text:s text:c="18"/>└── PaymentConsumer.java</text:p>
      <text:p text:style-name="P6"><text:s text:c="2"/>│ <text:s text:c="2"/>│ <text:s text:c="2"/>│ <text:s text:c="2"/>└── resources</text:p>
      <text:p text:style-name="P6"><text:s text:c="2"/>│ <text:s text:c="2"/>│ <text:s text:c="2"/>│ <text:s text:c="6"/>└── application.properties</text:p>
      <text:p text:style-name="P6"><text:s text:c="2"/>│ <text:s text:c="2"/>│ <text:s text:c="2"/>└── test</text:p>
      <text:p text:style-name="P6"><text:s text:c="2"/>│ <text:s text:c="2"/>│ <text:s text:c="6"/>└── java</text:p>
      <text:p text:style-name="P6"><text:s text:c="2"/>│ <text:s text:c="2"/>│ <text:s text:c="10"/>└── com</text:p>
      <text:p text:style-name="P6"><text:s text:c="2"/>│ <text:s text:c="2"/>│ <text:s text:c="14"/>└── ecommerce</text:p>
      <text:p text:style-name="P6"><text:s text:c="2"/>│ <text:s text:c="2"/>│ <text:s text:c="18"/>└── AppTest.java</text:p>
      <text:p text:style-name="P6"><text:s text:c="2"/>├── product-service</text:p>
      <text:p text:style-name="P6"><text:s text:c="2"/>│ <text:s text:c="2"/>├── Dockerfile</text:p>
      <text:p text:style-name="P6"><text:s text:c="2"/>│ <text:s text:c="2"/>├── pom.xml</text:p>
      <text:p text:style-name="P6"><text:s text:c="2"/>│ <text:s text:c="2"/>├── src</text:p>
      <text:p text:style-name="P6"><text:s text:c="2"/>│ <text:s text:c="2"/>│ <text:s text:c="2"/>├── main</text:p>
      <text:p text:style-name="P6"><text:s text:c="2"/>│ <text:s text:c="2"/>│ <text:s text:c="2"/>│ <text:s text:c="2"/>├── java</text:p>
      <text:p text:style-name="P6"><text:s text:c="2"/>│ <text:s text:c="2"/>│ <text:s text:c="2"/>│ <text:s text:c="2"/>│ <text:s text:c="2"/>└── com</text:p>
      <text:p text:style-name="P6"><text:s text:c="2"/>│ <text:s text:c="2"/>│ <text:s text:c="2"/>│ <text:s text:c="2"/>│ <text:s text:c="6"/>└── ecommerce</text:p>
      <text:p text:style-name="P6"><text:s text:c="2"/>│ <text:s text:c="2"/>│ <text:s text:c="2"/>│ <text:s text:c="2"/>│ <text:s text:c="10"/>└── productservice</text:p>
      <text:p text:style-name="P6"><text:s text:c="2"/>│ <text:s text:c="2"/>│ <text:s text:c="2"/>│ <text:s text:c="2"/>│ <text:s text:c="14"/>├── ProductServiceApplication.java</text:p>
      <text:p text:style-name="P6"><text:s text:c="2"/>│ <text:s text:c="2"/>│ <text:s text:c="2"/>│ <text:s text:c="2"/>│ <text:s text:c="14"/>├── controller</text:p>
      <text:p text:style-name="P6"><text:s text:c="2"/>│ <text:s text:c="2"/>│ <text:s text:c="2"/>│ <text:s text:c="2"/>│ <text:s text:c="14"/>│ <text:s text:c="2"/>└── ProductController.java</text:p>
      <text:p text:style-name="P6"><text:s text:c="2"/>│ <text:s text:c="2"/>│ <text:s text:c="2"/>│ <text:s text:c="2"/>│ <text:s text:c="14"/>├── entity</text:p>
      <text:p text:style-name="P6"><text:s text:c="2"/>│ <text:s text:c="2"/>│ <text:s text:c="2"/>│ <text:s text:c="2"/>│ <text:s text:c="14"/>│ <text:s text:c="2"/>└── Product.java</text:p>
      <text:p text:style-name="P6"><text:s text:c="2"/>│ <text:s text:c="2"/>│ <text:s text:c="2"/>│ <text:s text:c="2"/>│ <text:s text:c="14"/>└── repository</text:p>
      <text:p text:style-name="P6"><text:s text:c="2"/>│ <text:s text:c="2"/>│ <text:s text:c="2"/>│ <text:s text:c="2"/>│ <text:s text:c="18"/>└── ProductRepository.java</text:p>
      <text:p text:style-name="P6"><text:s text:c="2"/>│ <text:s text:c="2"/>│ <text:s text:c="2"/>│ <text:s text:c="2"/>└── resources</text:p>
      <text:p text:style-name="P6"><text:s text:c="2"/>│ <text:s text:c="2"/>│ <text:s text:c="2"/>│ <text:s text:c="6"/>└── application.properties</text:p>
      <text:p text:style-name="P6"><text:soft-page-break/><text:s text:c="2"/>│ <text:s text:c="2"/>│ <text:s text:c="2"/>└── test</text:p>
      <text:p text:style-name="P6"><text:s text:c="2"/>│ <text:s text:c="2"/>│ <text:s text:c="6"/>└── java</text:p>
      <text:p text:style-name="P6"><text:s text:c="2"/>│ <text:s text:c="2"/>│ <text:s text:c="10"/>└── com</text:p>
      <text:p text:style-name="P6"><text:s text:c="2"/>│ <text:s text:c="2"/>│ <text:s text:c="14"/>└── ecommerce</text:p>
      <text:p text:style-name="P6"><text:s text:c="2"/>│ <text:s text:c="2"/>│ <text:s text:c="18"/>└── AppTest.java</text:p>
      <text:p text:style-name="P6"><text:s text:c="2"/>├── user-service</text:p>
      <text:p text:style-name="P6"><text:s text:c="2"/>│ <text:s text:c="2"/>├── Dockerfile</text:p>
      <text:p text:style-name="P6"><text:s text:c="2"/>│ <text:s text:c="2"/>├── pom.xml</text:p>
      <text:p text:style-name="P6"><text:s text:c="2"/>│ <text:s text:c="2"/>├── src</text:p>
      <text:p text:style-name="P6"><text:s text:c="2"/>│ <text:s text:c="2"/>│ <text:s text:c="2"/>├── main</text:p>
      <text:p text:style-name="P6"><text:s text:c="2"/>│ <text:s text:c="2"/>│ <text:s text:c="2"/>│ <text:s text:c="2"/>├── java</text:p>
      <text:p text:style-name="P6"><text:s text:c="2"/>│ <text:s text:c="2"/>│ <text:s text:c="2"/>│ <text:s text:c="2"/>│ <text:s text:c="2"/>└── com</text:p>
      <text:p text:style-name="P6"><text:s text:c="2"/>│ <text:s text:c="2"/>│ <text:s text:c="2"/>│ <text:s text:c="2"/>│ <text:s text:c="6"/>└── ecommerce</text:p>
      <text:p text:style-name="P6"><text:s text:c="2"/>│ <text:s text:c="2"/>│ <text:s text:c="2"/>│ <text:s text:c="2"/>│ <text:s text:c="10"/>└── userservice</text:p>
      <text:p text:style-name="P6"><text:s text:c="2"/>│ <text:s text:c="2"/>│ <text:s text:c="2"/>│ <text:s text:c="2"/>│ <text:s text:c="14"/>├── controller</text:p>
      <text:p text:style-name="P6"><text:s text:c="2"/>│ <text:s text:c="2"/>│ <text:s text:c="2"/>│ <text:s text:c="2"/>│ <text:s text:c="14"/>│ <text:s text:c="2"/>└── AuthController.java</text:p>
      <text:p text:style-name="P6"><text:s text:c="2"/>│ <text:s text:c="2"/>│ <text:s text:c="2"/>│ <text:s text:c="2"/>│ <text:s text:c="14"/>├── entity</text:p>
      <text:p text:style-name="P6"><text:s text:c="2"/>│ <text:s text:c="2"/>│ <text:s text:c="2"/>│ <text:s text:c="2"/>│ <text:s text:c="14"/>│ <text:s text:c="2"/>└── User.java</text:p>
      <text:p text:style-name="P6"><text:s text:c="2"/>│ <text:s text:c="2"/>│ <text:s text:c="2"/>│ <text:s text:c="2"/>│ <text:s text:c="14"/>├── repository</text:p>
      <text:p text:style-name="P6"><text:s text:c="2"/>│ <text:s text:c="2"/>│ <text:s text:c="2"/>│ <text:s text:c="2"/>│ <text:s text:c="14"/>│ <text:s text:c="2"/>└── UserRepository.java</text:p>
      <text:p text:style-name="P6"><text:s text:c="2"/>│ <text:s text:c="2"/>│ <text:s text:c="2"/>│ <text:s text:c="2"/>│ <text:s text:c="14"/>└── security</text:p>
      <text:p text:style-name="P6"><text:s text:c="2"/>│ <text:s text:c="2"/>│ <text:s text:c="2"/>│ <text:s text:c="2"/>│ <text:s text:c="18"/>└── JwtUtil.java</text:p>
      <text:p text:style-name="P6"><text:s text:c="2"/>│ <text:s text:c="2"/>│ <text:s text:c="2"/>│ <text:s text:c="2"/>└── resources</text:p>
      <text:p text:style-name="P6"><text:s text:c="2"/>│ <text:s text:c="2"/>│ <text:s text:c="2"/>│ <text:s text:c="6"/>└── application.properties</text:p>
      <text:p text:style-name="P6"><text:s text:c="2"/>│ <text:s text:c="2"/>│ <text:s text:c="2"/>└── test</text:p>
      <text:p text:style-name="P6"><text:s text:c="2"/>│ <text:s text:c="2"/>│ <text:s text:c="6"/>└── java</text:p>
      <text:p text:style-name="P6"><text:s text:c="2"/>│ <text:s text:c="2"/>│ <text:s text:c="10"/>└── com</text:p>
      <text:p text:style-name="P6"><text:s text:c="2"/>│ <text:s text:c="2"/>│ <text:s text:c="14"/>└── ecommerce</text:p>
      <text:p text:style-name="P6"><text:s text:c="2"/>│ <text:s text:c="2"/>│ <text:s text:c="18"/>└── AppTest.java</text:p>
      <text:p text:style-name="Text_20_body"/>
      <text:p text:style-name="Text_20_body"><text:soft-page-break/></text:p>
      <text:list xml:id="list5320253609578459994" text:style-name="L3">
        <text:list-item>
          <text:p text:style-name="P8"><text:span text:style-name="T2">Write the code following the folder structure mentioned above.</text:span></text:p>
          <text:list>
            <text:list-item>
              <text:h text:style-name="P15" text:outline-level="2"><text:span text:style-name="Strong_20_Emphasis">1️⃣ PostgreSQL Configuration in </text:span><text:span text:style-name="Strong_20_Emphasis"><text:span text:style-name="Source_20_Text">docker-compose.yml</text:span></text:span></text:h>
            </text:list-item>
          </text:list>
        </text:list-item>
      </text:list>
      <text:p text:style-name="Text_20_body">Make sure PostgreSQL is correctly set up in <text:span text:style-name="Strong_20_Emphasis">Docker Compose</text:span>:</text:p>
      <text:p text:style-name="Preformatted_20_Text">yaml</text:p>
      <text:p text:style-name="Preformatted_20_Text">CopyEdit</text:p>
      <text:p text:style-name="P13"><text:span text:style-name="Source_20_Text">services:</text:span></text:p>
      <text:p text:style-name="P13"><text:span text:style-name="Source_20_Text"><text:s text:c="2"/>postgres:</text:span></text:p>
      <text:p text:style-name="P13"><text:span text:style-name="Source_20_Text"><text:s text:c="4"/>image: postgres:17.4</text:span></text:p>
      <text:p text:style-name="P13"><text:span text:style-name="Source_20_Text"><text:s text:c="4"/>container_name: postgres_db</text:span></text:p>
      <text:p text:style-name="P13"><text:span text:style-name="Source_20_Text"><text:s text:c="4"/>environment:</text:span></text:p>
      <text:p text:style-name="P13"><text:span text:style-name="Source_20_Text"><text:s text:c="6"/>POSTGRES_USER: myuser</text:span></text:p>
      <text:p text:style-name="P13"><text:span text:style-name="Source_20_Text"><text:s text:c="6"/>POSTGRES_PASSWORD: mypassword</text:span></text:p>
      <text:p text:style-name="P13"><text:span text:style-name="Source_20_Text"><text:s text:c="6"/>POSTGRES_DB: ecommercedb</text:span></text:p>
      <text:p text:style-name="P13"><text:span text:style-name="Source_20_Text"><text:s text:c="4"/>ports:</text:span></text:p>
      <text:p text:style-name="P13"><text:span text:style-name="Source_20_Text"><text:s text:c="6"/>- "5432:5432"</text:span></text:p>
      <text:p text:style-name="P13"><text:span text:style-name="Source_20_Text"><text:s text:c="4"/>networks:</text:span></text:p>
      <text:p text:style-name="P14"><text:span text:style-name="Source_20_Text"><text:s text:c="6"/>- ecommerce-network</text:span></text:p>
      <text:p text:style-name="Text_20_body">This creates a <text:span text:style-name="Strong_20_Emphasis">PostgreSQL</text:span> instance with:</text:p>
      <text:list xml:id="list5938229341411117164" text:style-name="L4">
        <text:list-item>
          <text:p text:style-name="P12"><text:span text:style-name="Strong_20_Emphasis">Username:</text:span> <text:span text:style-name="Source_20_Text">myuser</text:span></text:p>
        </text:list-item>
        <text:list-item>
          <text:p text:style-name="P12"><text:span text:style-name="Strong_20_Emphasis">Password:</text:span> <text:span text:style-name="Source_20_Text">mypassword</text:span></text:p>
        </text:list-item>
        <text:list-item>
          <text:p text:style-name="P12"><text:span text:style-name="Strong_20_Emphasis">Database:</text:span> <text:span text:style-name="Source_20_Text">ecommercedb</text:span></text:p>
        </text:list-item>
        <text:list-item>
          <text:p text:style-name="P9"><text:span text:style-name="Strong_20_Emphasis">Accessible on port</text:span> <text:span text:style-name="Source_20_Text">5432</text:span></text:p>
        </text:list-item>
      </text:list>
      <text:p text:style-name="Horizontal_20_Line"/>
      <text:h text:style-name="Heading_20_2" text:outline-level="2"><text:span text:style-name="Strong_20_Emphasis">2️⃣ Database Connection in </text:span><text:span text:style-name="Strong_20_Emphasis"><text:span text:style-name="Source_20_Text">application.properties</text:span></text:span></text:h>
      <text:p text:style-name="Text_20_body">Each microservice should have the following <text:span text:style-name="Strong_20_Emphasis">PostgreSQL connection settings</text:span> inside its <text:span text:style-name="Source_20_Text">src/main/resources/application.properties</text:span>:</text:p>
      <text:p text:style-name="Preformatted_20_Text">properties</text:p>
      <text:p text:style-name="Preformatted_20_Text">CopyEdit</text:p>
      <text:p text:style-name="P13"><text:span text:style-name="Source_20_Text"># PostgreSQL Configuration</text:span></text:p>
      <text:p text:style-name="P13"><text:span text:style-name="Source_20_Text">spring.datasource.url=jdbc:postgresql://postgres_db:5432/ecommercedb</text:span></text:p>
      <text:p text:style-name="P13"><text:span text:style-name="Source_20_Text">spring.datasource.username=myuser</text:span></text:p>
      <text:p text:style-name="P13"><text:span text:style-name="Source_20_Text">spring.datasource.password=mypassword</text:span></text:p>
      <text:p text:style-name="P13"><text:span text:style-name="Source_20_Text">spring.datasource.driver-class-name=org.postgresql.Driver</text:span></text:p>
      <text:p text:style-name="P13"/>
      <text:p text:style-name="P13"><text:span text:style-name="Source_20_Text"># Hibernate Properties</text:span></text:p>
      <text:p text:style-name="P13"><text:span text:style-name="Source_20_Text">spring.jpa.database-platform=org.hibernate.dialect.PostgreSQLDialect</text:span></text:p>
      <text:p text:style-name="P13"><text:span text:style-name="Source_20_Text">spring.jpa.hibernate.ddl-auto=update</text:span></text:p>
      <text:p text:style-name="P13"><text:span text:style-name="Source_20_Text">spring.jpa.show-sql=true</text:span></text:p>
      <text:p text:style-name="P14"><text:span text:style-name="Source_20_Text">spring.sql.init.mode=always</text:span></text:p>
      <text:p text:style-name="Text_20_body">This ensures: ✔ The microservices connect to <text:span text:style-name="Strong_20_Emphasis">PostgreSQL</text:span> via <text:span text:style-name="Source_20_Text">postgres_db:5432</text:span><text:line-break/>✔ Hibernate manages <text:span text:style-name="Strong_20_Emphasis">database schema updates</text:span> automatically<text:line-break/>✔ SQL queries are <text:span text:style-name="Strong_20_Emphasis">logged for debugging</text:span></text:p>
      <text:p text:style-name="Horizontal_20_Line"/>
      <text:h text:style-name="Heading_20_2" text:outline-level="2"><text:soft-page-break/><text:span text:style-name="Strong_20_Emphasis">3️⃣ Running PostgreSQL with Docker Compose</text:span></text:h>
      <text:p text:style-name="Text_20_body">Start <text:span text:style-name="Strong_20_Emphasis">PostgreSQL and all services</text:span> using:</text:p>
      <text:p text:style-name="Preformatted_20_Text">sh</text:p>
      <text:p text:style-name="Preformatted_20_Text">CopyEdit</text:p>
      <text:p text:style-name="P14"><text:span text:style-name="Source_20_Text">docker-compose up -d</text:span></text:p>
      <text:p text:style-name="Text_20_body">Check running containers:</text:p>
      <text:p text:style-name="Preformatted_20_Text">sh</text:p>
      <text:p text:style-name="Preformatted_20_Text">CopyEdit</text:p>
      <text:p text:style-name="P14"><text:span text:style-name="Source_20_Text">docker ps</text:span></text:p>
      <text:p text:style-name="Text_20_body">To stop:</text:p>
      <text:p text:style-name="Preformatted_20_Text">sh</text:p>
      <text:p text:style-name="Preformatted_20_Text">CopyEdit</text:p>
      <text:p text:style-name="P14"><text:span text:style-name="Source_20_Text">docker-compose down</text:span></text:p>
      <text:p text:style-name="Horizontal_20_Line"/>
      <text:h text:style-name="Heading_20_2" text:outline-level="2"><text:span text:style-name="Strong_20_Emphasis">4️⃣ Verify PostgreSQL Connection</text:span></text:h>
      <text:p text:style-name="Text_20_body">Once running, <text:span text:style-name="Strong_20_Emphasis">access PostgreSQL inside the container</text:span>:</text:p>
      <text:p text:style-name="Preformatted_20_Text">sh</text:p>
      <text:p text:style-name="Preformatted_20_Text">CopyEdit</text:p>
      <text:p text:style-name="P14"><text:span text:style-name="Source_20_Text">docker exec -it postgres_db psql -U myuser -d ecommercedb</text:span></text:p>
      <text:p text:style-name="Text_20_body">Run:</text:p>
      <text:p text:style-name="Preformatted_20_Text">sql</text:p>
      <text:p text:style-name="Preformatted_20_Text">CopyEdit</text:p>
      <text:p text:style-name="P14"><text:span text:style-name="Source_20_Text">\dt</text:span></text:p>
      <text:p text:style-name="Text_20_body"><text:span text:style-name="Strong_20_Emphasis">Expected Output:</text:span><text:line-break/>It should list tables like:</text:p>
      <text:p text:style-name="Preformatted_20_Text">pgsql</text:p>
      <text:p text:style-name="Preformatted_20_Text">CopyEdit</text:p>
      <text:p text:style-name="P13"><text:span text:style-name="Source_20_Text"><text:s/>List of relations</text:span></text:p>
      <text:p text:style-name="P13"><text:span text:style-name="Source_20_Text"><text:s/>Schema | <text:s/>Name <text:s/>| Type <text:s/>| <text:s/>Owner <text:s/></text:span></text:p>
      <text:p text:style-name="P13"><text:span text:style-name="Source_20_Text">--------+--------+-------+--------</text:span></text:p>
      <text:p text:style-name="P13"><text:span text:style-name="Source_20_Text"><text:s/>public | orders | table | myuser</text:span></text:p>
      <text:p text:style-name="P14"><text:span text:style-name="Source_20_Text">(1 row)</text:span></text:p>
      <text:p text:style-name="Text_20_body">If no tables are found, ensure that: ✅ The microservices <text:span text:style-name="Strong_20_Emphasis">are running</text:span><text:line-break/>✅ Hibernate is configured to create tables</text:p>
      <text:list xml:id="list35300818" text:continue-list="list5320253609578459994" text:style-name="L3">
        <text:list-item>
          <text:p text:style-name="P8"><text:span text:style-name="T2"/></text:p>
        </text:list-item>
      </text:list>
      <text:p text:style-name="Text_20_body"><text:span text:style-name="T2"/></text:p>
      <text:p text:style-name="Text_20_body"><text:span text:style-name="T2"><text:tab/></text:span></text:p>
      <text:p text:style-name="Text_20_body"><text:span text:style-name="T5"/></text:p>
      <text:p text:style-name="Text_20_body"><text:span text:style-name="T5"/></text:p>
      <text:p text:style-name="Text_20_body"><text:span text:style-name="T5"/></text:p>
      <text:p text:style-name="Text_20_body"><text:soft-page-break/><text:span text:style-name="T4">Build the code</text:span></text:p>
      <text:p text:style-name="Text_20_body"><text:span text:style-name="T4"><text:tab/></text:span><text:span text:style-name="T6">1) cd C:\Users\Administrator\Desktop\Microservices\user-service</text:span></text:p>
      <text:p text:style-name="Text_20_body"><text:span text:style-name="T6"><text:tab/>mvn clean package -DskipTests</text:span></text:p>
      <text:p text:style-name="Text_20_body"><text:span text:style-name="T6"/></text:p>
      <text:p text:style-name="Text_20_body"><text:span text:style-name="T6"><text:tab/>2) cd C:\Users\Administrator\Desktop\Microservices\product-service</text:span></text:p>
      <text:p text:style-name="Text_20_body"><text:span text:style-name="T6"><text:tab/>mvn clean package -DskipTests</text:span></text:p>
      <text:p text:style-name="Text_20_body"><text:span text:style-name="T6"/></text:p>
      <text:p text:style-name="Text_20_body"><text:span text:style-name="T6"><text:tab/>3) cd C:\Users\Administrator\Desktop\Microservices\order-service</text:span></text:p>
      <text:p text:style-name="Text_20_body"><text:span text:style-name="T6"><text:tab/>mvn clean package -DskipTests</text:span></text:p>
      <text:p text:style-name="Text_20_body"><text:span text:style-name="T6"><text:tab/></text:span></text:p>
      <text:p text:style-name="Text_20_body"><text:span text:style-name="T6"><text:tab/>4) <text:s/>cd C:\Users\Administrator\Desktop\Microservices\payment-service</text:span></text:p>
      <text:p text:style-name="Text_20_body"><text:span text:style-name="T6"><text:tab/>mvn clean package -DskipTests</text:span></text:p>
      <text:p text:style-name="Text_20_body"/>
      <text:p text:style-name="P6">Running with Docker Compose</text:p>
      <text:p text:style-name="Text_20_body">Navigate to the root directory where docker-compose.yml is located and build the images:</text:p>
      <text:p text:style-name="Text_20_body"/>
      <text:p text:style-name="Text_20_body">docker-compose up -d –build<text:line-break/></text:p>
      <text:p text:style-name="Text_20_body">This will: ✅ Build all images</text:p>
      <text:p text:style-name="Text_20_body">✅ Start the PostgreSQL database, Kafka, and all microservices</text:p>
      <text:p text:style-name="Text_20_body"/>
      <text:p text:style-name="Text_20_body">To check running containers:</text:p>
      <text:p text:style-name="Text_20_body">docker ps<text:line-break/></text:p>
      <text:p text:style-name="Text_20_body">To see logs for a specific service (e.g., user-service):</text:p>
      <text:p text:style-name="Text_20_body">docker logs user-service --tail 50<text:line-break/></text:p>
      <text:p text:style-name="Text_20_body">To stop and remove all services:</text:p>
      <text:p text:style-name="Text_20_body">docker-compose down -v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  <style:font-face style:name="Arial2" svg:font-family="Arial" style:font-family-generic="swiss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8T14:30:51.98</meta:creation-date>
    <meta:document-statistic meta:table-count="0" meta:image-count="0" meta:object-count="0" meta:page-count="7" meta:paragraph-count="207" meta:word-count="876" meta:character-count="7158"/>
    <dc:date>2025-02-28T15:04:37.09</dc:date>
    <meta:editing-duration>PT33S</meta:editing-duration>
    <meta:editing-cycles>1</meta:editing-cycles>
    <meta:generator>OpenOffice/4.1.15$Win32 OpenOffice.org_project/4115m2$Build-9813</meta:generator>
  </office:meta>
</office:document-meta>
</file>